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3-Code_README</text:p>
      <text:p text:style-name="Standard"/>
      <text:p text:style-name="Standard"><text:span text:style-name="T1">File 1</text:span> – BoardManager.cs - C#</text:p>
      <text:p text:style-name="Standard"/>
      <text:p text:style-name="Standard">The file contains the BoardManager class. </text:p>
      <text:p text:style-name="Standard"/>
      <text:p text:style-name="Standard">Usage: Attach to the GameManager prefab and add the require Floor tile and Wall tile references.</text:p>
      <text:p text:style-name="Standard"/>
      <text:p text:style-name="Standard"><text:span text:style-name="T1">File 2</text:span> – Enemy.cs - C#</text:p>
      <text:p text:style-name="Standard"/>
      <text:p text:style-name="Standard">The file contains the Enemy class.</text:p>
      <text:p text:style-name="Standard"/>
      <text:p text:style-name="Standard">Usage: This class was not used in Chapter 3.</text:p>
      <text:p text:style-name="Standard"/>
      <text:p text:style-name="Standard"><text:span text:style-name="T1">File 3</text:span> – GameManager.cs - C#</text:p>
      <text:p text:style-name="Standard"/>
      <text:p text:style-name="Standard">The file contains the GameManager class.</text:p>
      <text:p text:style-name="Standard"/>
      <text:p text:style-name="Standard">Usage: This class should be fully working from the previous chapter.</text:p>
      <text:p text:style-name="Standard"/>
      <text:p text:style-name="Standard"><text:span text:style-name="T1">File 4</text:span> – Loader.cs - C#</text:p>
      <text:p text:style-name="Standard"/>
      <text:p text:style-name="Standard">The file contains the Loader class.</text:p>
      <text:p text:style-name="Standard"/>
      <text:p text:style-name="Standard">Usage: This class was not used in Chapter 3.</text:p>
      <text:p text:style-name="Standard"/>
      <text:p text:style-name="Standard"><text:span text:style-name="T1">File 5</text:span> – MovingObject.cs - C#</text:p>
      <text:p text:style-name="Standard"/>
      <text:p text:style-name="Standard">The file contains the MovingObject class.</text:p>
      <text:p text:style-name="Standard"/>
      <text:p text:style-name="Standard">Usage: This class should be fully working from the previous chapter.</text:p>
      <text:p text:style-name="Standard"/>
      <text:p text:style-name="Standard"><text:span text:style-name="T1">File 6</text:span> – Player.cs - C#</text:p>
      <text:p text:style-name="Standard"/>
      <text:p text:style-name="Standard">The file contains the Player class.</text:p>
      <text:p text:style-name="Standard"/>
      <text:p text:style-name="Standard">Usage: This class should be fully working from the previous chapter.</text:p>
      <text:p text:style-name="Standard"/>
      <text:p text:style-name="Standard"><text:span text:style-name="T1">File 6</text:span> – Wall.cs - C#</text:p>
      <text:p text:style-name="Standard"/>
      <text:p text:style-name="Standard">The file contains the Wall class.</text:p>
      <text:p text:style-name="Standard"/>
      <text:p text:style-name="Standard">Usage: This class should be fully working from the previous chapt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06-24T23:56:53.70</dc:date>
    <dc:creator>Ryan Watkins</dc:creator>
    <meta:editing-duration>PT14M2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63" meta:character-count="910"/>
  </office:meta>
</office:document-meta>
</file>